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style:text-underline-style="none" officeooo:rsid="001f3c6c" officeooo:paragraph-rsid="001f3c6c"/>
    </style:style>
    <style:style style:name="P3" style:family="paragraph" style:parent-style-name="Preformatted_20_Text">
      <style:text-properties fo:font-size="14pt" style:text-underline-style="none" fo:font-weight="normal" officeooo:rsid="001f3c6c" officeooo:paragraph-rsid="001f3c6c" style:font-size-asian="14pt" style:font-weight-asian="normal" style:font-size-complex="14pt" style:font-weight-complex="normal"/>
    </style:style>
    <style:style style:name="P4" style:family="paragraph" style:parent-style-name="Preformatted_20_Text">
      <style:text-properties fo:font-size="14pt" style:text-underline-style="none" fo:font-weight="normal" officeooo:rsid="00212a8b" officeooo:paragraph-rsid="00212a8b" style:font-size-asian="14pt" style:font-weight-asian="normal" style:font-size-complex="14pt" style:font-weight-complex="normal"/>
    </style:style>
    <style:style style:name="P5" style:family="paragraph" style:parent-style-name="Preformatted_20_Text">
      <style:text-properties fo:font-size="14pt" style:text-underline-style="none" fo:font-weight="normal" officeooo:rsid="0022aadb" officeooo:paragraph-rsid="0022aadb" style:font-size-asian="14pt" style:font-weight-asian="normal" style:font-size-complex="14pt" style:font-weight-complex="normal"/>
    </style:style>
    <style:style style:name="P6" style:family="paragraph" style:parent-style-name="Preformatted_20_Text">
      <style:text-properties fo:font-size="14pt" style:text-underline-style="none" fo:font-weight="normal" officeooo:rsid="00249558" officeooo:paragraph-rsid="00249558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1f3c6c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none" fo:font-weight="bold" officeooo:rsid="001f3c6c" officeooo:paragraph-rsid="001f3c6c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none" fo:font-weight="bold" officeooo:rsid="00212a8b" officeooo:paragraph-rsid="00212a8b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none" fo:font-weight="normal" officeooo:rsid="001f3c6c" officeooo:paragraph-rsid="001f3c6c" style:font-size-asian="14pt" style:font-weight-asian="normal" style:font-size-complex="14pt" style:font-weight-complex="normal"/>
    </style:style>
    <style:style style:name="P11" style:family="paragraph" style:parent-style-name="Text_20_body">
      <style:text-properties fo:font-size="14pt" style:text-underline-style="none" fo:font-weight="normal" officeooo:rsid="00212a8b" style:font-size-asian="14pt" style:font-weight-asian="normal" style:font-size-complex="14pt" style:font-weight-complex="normal"/>
    </style:style>
    <style:style style:name="P12" style:family="paragraph" style:parent-style-name="Text_20_body">
      <style:text-properties fo:font-size="14pt" style:text-underline-style="none" fo:font-weight="normal" officeooo:rsid="00212a8b" officeooo:paragraph-rsid="00212a8b" style:font-size-asian="14pt" style:font-weight-asian="normal" style:font-size-complex="14pt" style:font-weight-complex="normal"/>
    </style:style>
    <style:style style:name="P13" style:family="paragraph" style:parent-style-name="Text_20_body">
      <style:text-properties fo:font-size="14pt" style:text-underline-style="none" fo:font-weight="normal" officeooo:rsid="0022aadb" officeooo:paragraph-rsid="0022aadb" style:font-size-asian="14pt" style:font-weight-asian="normal" style:font-size-complex="14pt" style:font-weight-complex="normal"/>
    </style:style>
    <style:style style:name="P14" style:family="paragraph" style:parent-style-name="Text_20_body">
      <style:text-properties fo:font-size="14pt" style:text-underline-style="none" fo:font-weight="normal" officeooo:rsid="00249558" officeooo:paragraph-rsid="00249558" style:font-size-asian="14pt" style:font-weight-asian="normal" style:font-size-complex="14pt" style:font-weight-complex="normal"/>
    </style:style>
    <style:style style:name="P15" style:family="paragraph" style:parent-style-name="Text_20_body">
      <style:text-properties fo:font-size="14pt" style:text-underline-style="none" fo:font-weight="bold" officeooo:rsid="00212a8b" officeooo:paragraph-rsid="00212a8b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style:text-underline-style="none" fo:font-weight="bold" officeooo:rsid="0022aadb" officeooo:paragraph-rsid="0022aadb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style:text-underline-style="none" fo:font-weight="bold" officeooo:rsid="00249558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style:text-underline-style="none" fo:font-weight="bold" officeooo:rsid="00249558" officeooo:paragraph-rsid="00249558" style:font-size-asian="14pt" style:font-weight-asian="bold" style:font-size-complex="14pt" style:font-weight-complex="bold"/>
    </style:style>
    <style:style style:name="T1" style:family="text">
      <style:text-properties fo:font-size="14pt" style:text-underline-style="solid" style:text-underline-width="auto" style:text-underline-color="font-color" fo:font-weight="bold" officeooo:rsid="001f3c6c" style:font-size-asian="14pt" style:font-weight-asian="bold" style:font-size-complex="1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212a8b" style:font-size-asian="14pt" style:font-weight-asian="bold" style:font-size-complex="14pt" style:font-weight-complex="bold"/>
    </style:style>
    <style:style style:name="T4" style:family="text">
      <style:text-properties fo:font-size="14pt" style:text-underline-style="none" fo:font-weight="bold" officeooo:rsid="00249558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tab/><text:span text:style-name="T1">TEST PROGRAMS</text:span></text:p>
      <text:p text:style-name="P7"/>
      <text:p text:style-name="P7"/>
      <text:p text:style-name="P2"><text:span text:style-name="T3">P</text:span><text:span text:style-name="T2">1.sh</text:span></text:p>
      <text:p text:style-name="P8"/>
      <text:p text:style-name="P3">#!/bin/bash</text:p>
      <text:p text:style-name="Preformatted_20_Text">a=12</text:p>
      <text:p text:style-name="Preformatted_20_Text">echo $a</text:p>
      <text:p text:style-name="Preformatted_20_Text">echo "$a"</text:p>
      <text:p text:style-name="P1">echo '$a'</text:p>
      <text:p text:style-name="P8">Output</text:p>
      <text:p text:style-name="P8"/>
      <text:p text:style-name="P10">12</text:p>
      <text:p text:style-name="P10">12</text:p>
      <text:p text:style-name="P10">&amp;a</text:p>
      <text:p text:style-name="P10"/>
      <text:p text:style-name="P9">P2.sh</text:p>
      <text:p text:style-name="P9"/>
      <text:p text:style-name="P4">#!/bin/bash</text:p>
      <text:p text:style-name="Preformatted_20_Text">num=12</text:p>
      <text:p text:style-name="Preformatted_20_Text">if [[ $num -eq 12 ]] ; then</text:p>
      <text:p text:style-name="Preformatted_20_Text"><text:s text:c="8"/>echo "Number found"</text:p>
      <text:p text:style-name="Preformatted_20_Text"><text:s text:c="8"/>echo $num</text:p>
      <text:p text:style-name="Preformatted_20_Text">else</text:p>
      <text:p text:style-name="Preformatted_20_Text"><text:s text:c="8"/>echo "Number not found"</text:p>
      <text:p text:style-name="Preformatted_20_Text"><text:s text:c="8"/>echo $num</text:p>
      <text:p text:style-name="P1">fi</text:p>
      <text:p text:style-name="Text_20_body"><text:span text:style-name="T3">Output</text:span><text:line-break/></text:p>
      <text:p text:style-name="P11">Number found</text:p>
      <text:p text:style-name="P11">12</text:p>
      <text:p text:style-name="P15">P3.sh</text:p>
      <text:p text:style-name="P12">#!/bin/bash</text:p>
      <text:p text:style-name="P12">X=10</text:p>
      <text:p text:style-name="P12">Y=5</text:p>
      <text:p text:style-name="P12">if [[ $X -gt $Y ]]; then</text:p>
      <text:p text:style-name="P12"><text:tab/>echo "$X is greater than $Y"</text:p>
      <text:p text:style-name="P12">elif [[ $X -lt $Y ]]; then</text:p>
      <text:p text:style-name="P12"><text:soft-page-break/><text:tab/>echo "$X is less than $Y"</text:p>
      <text:p text:style-name="P12">else</text:p>
      <text:p text:style-name="P12"><text:tab/>echo "$X is equal to $Y"</text:p>
      <text:p text:style-name="P12">fi</text:p>
      <text:p text:style-name="P16">Output</text:p>
      <text:p text:style-name="P13">10 is greater than 5</text:p>
      <text:p text:style-name="P16">P4.sh</text:p>
      <text:p text:style-name="P5">#!/bin/bash</text:p>
      <text:p text:style-name="Preformatted_20_Text">if [[ -e /var/log/syslog ]]</text:p>
      <text:p text:style-name="Preformatted_20_Text">then</text:p>
      <text:p text:style-name="Preformatted_20_Text"><text:s text:c="8"/>cat /var/log/syslog | grep "^May"</text:p>
      <text:p text:style-name="Preformatted_20_Text">else</text:p>
      <text:p text:style-name="Preformatted_20_Text"><text:s text:c="8"/>echo "File not found"</text:p>
      <text:p text:style-name="P1">fi</text:p>
      <text:p text:style-name="Text_20_body"><text:line-break/><text:span text:style-name="T4">Output</text:span></text:p>
      <text:p text:style-name="P17"/>
      <text:p text:style-name="P18">P5.sh</text:p>
      <text:p text:style-name="P14">#!/bin/bash</text:p>
      <text:p text:style-name="P14">a=12</text:p>
      <text:p text:style-name="P14">b=1</text:p>
      <text:p text:style-name="P14">echo $((a+b))</text:p>
      <text:p text:style-name="P18">Output</text:p>
      <text:p text:style-name="P14">13</text:p>
      <text:p text:style-name="P18">P6.sh</text:p>
      <text:p text:style-name="P6">#!/bin/bash</text:p>
      <text:p text:style-name="Preformatted_20_Text">i=$1</text:p>
      <text:p text:style-name="Preformatted_20_Text">j=$2</text:p>
      <text:p text:style-name="Preformatted_20_Text">((k=i+j))</text:p>
      <text:p text:style-name="P1">echo Sum is $k</text:p>
      <text:p text:style-name="P18">Output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7T14:58:41.803702202</meta:creation-date>
    <meta:editing-duration>PT37S</meta:editing-duration>
    <meta:editing-cycles>2</meta:editing-cycles>
    <meta:generator>LibreOffice/6.4.7.2$Linux_X86_64 LibreOffice_project/40$Build-2</meta:generator>
    <dc:date>2025-04-07T14:59:17.431155628</dc:date>
    <meta:document-statistic meta:table-count="0" meta:image-count="0" meta:object-count="0" meta:page-count="2" meta:paragraph-count="60" meta:word-count="125" meta:character-count="656" meta:non-whitespace-character-count="532"/>
  </office:meta>
</office:document-meta>
</file>